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846c" officeooo:paragraph-rsid="0014846c"/>
    </style:style>
    <style:style style:name="P2" style:family="paragraph" style:parent-style-name="Standard" style:list-style-name="L1">
      <style:text-properties officeooo:rsid="0014846c" officeooo:paragraph-rsid="0014846c"/>
    </style:style>
    <style:style style:name="P3" style:family="paragraph" style:parent-style-name="Standard" style:list-style-name="L2">
      <style:text-properties officeooo:rsid="0014846c" officeooo:paragraph-rsid="0014846c"/>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14846c" officeooo:paragraph-rsid="0014846c" style:font-weight-asian="bold" style:font-weight-complex="bold"/>
    </style:style>
    <style:style style:name="P6" style:family="paragraph" style:parent-style-name="Standard">
      <style:paragraph-properties fo:text-align="center" style:justify-single-word="false"/>
      <style:text-properties fo:font-size="20pt" fo:font-weight="bold" style:font-weight-asian="bold" style:font-weight-complex="bold"/>
    </style:style>
    <style:style style:name="T1" style:family="text">
      <style:text-properties officeooo:rsid="0014846c"/>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Đồ Án <text:span text:style-name="T1">3: Character Device</text:span></text:p>
      <text:p text:style-name="Standard"/>
      <text:p text:style-name="P4">Yêu cầu:</text:p>
      <text:p text:style-name="Standard"/>
      <text:p text:style-name="P1">Tạo một character device có tên /dev/mylog hộ trợ hai thao tác read và write như sau</text:p>
      <text:p text:style-name="P1"/>
      <text:list xml:id="list1085395633" text:style-name="L1">
        <text:list-item>
          <text:p text:style-name="P2">write sẽ cho phép tiến trình ghi thêm dữ liệu vào phần cuối của buffer.</text:p>
        </text:list-item>
        <text:list-item>
          <text:p text:style-name="P2">read sẽ bắt đầu đọc dữ liệu từ đầu buffer và tăng offset, khi không còn dữ liệu để đọc read sẽ bị block cho tới khi có một tiến trình khác ghi thêm dữ liệu mới</text:p>
        </text:list-item>
      </text:list>
      <text:p text:style-name="P1"/>
      <text:p text:style-name="P1">Buffer của device có thể tăng vô hạn (nghĩa là các bạn không cần phải quan tâm tới việc clean up memory).</text:p>
      <text:p text:style-name="P1"/>
      <text:p text:style-name="P1">Yêu cầu nâng cao: Hỗ trợ nonblocking io và các hàm select, epoll.</text:p>
      <text:p text:style-name="P1"/>
      <text:p text:style-name="P1"><text:span text:style-name="T2">Thời gian làm bài: 4 tuần (28/12/2019)</text:span> </text:p>
      <text:p text:style-name="P5">Bài nộp gồm:</text:p>
      <text:list xml:id="list1713708161" text:style-name="L2">
        <text:list-item>
          <text:p text:style-name="P3">.doc(docx): mô tả các cấu trúc dữ liệu sử dụng, thiết kế của chương trình, hướng dẫn sử dụng</text:p>
        </text:list-item>
        <text:list-item>
          <text:p text:style-name="P3">README: hướng dẫn build và cài đặt</text:p>
        </text:list-item>
        <text:list-item>
          <text:p text:style-name="P3">Thư mục src, chứa source co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0:58:38.359328324</meta:creation-date>
    <dc:date>2019-11-29T11:08:24.133283253</dc:date>
    <meta:editing-duration>PT9M45S</meta:editing-duration>
    <meta:editing-cycles>3</meta:editing-cycles>
    <meta:generator>LibreOffice/6.0.7.3$Linux_X86_64 LibreOffice_project/00m0$Build-3</meta:generator>
    <meta:document-statistic meta:table-count="0" meta:image-count="0" meta:object-count="0" meta:page-count="1" meta:paragraph-count="12" meta:word-count="158" meta:character-count="729" meta:non-whitespace-character-count="587"/>
  </office:meta>
</office:document-meta>
</file>